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------</text:p>
      <text:p text:style-name="Preformatted_20_Text"><text:s/>ADMINISTRACION DE TAREAS AUTOMATICAS</text:p>
      <text:p text:style-name="Preformatted_20_Text">----------------------------------------</text:p>
      <text:p text:style-name="Preformatted_20_Text">En linux el servicio encargado de la programacion de tareas automaticas</text:p>
      <text:p text:style-name="Preformatted_20_Text">se llama "cron"</text:p>
      <text:p text:style-name="Preformatted_20_Text"/>
      <text:p text:style-name="Preformatted_20_Text"><text:s text:c="2"/>systemctl status cron.service &lt;------ estado del demonio cron.service</text:p>
      <text:p text:style-name="Preformatted_20_Text"><text:s text:c="40"/>debe estar activo pq se lanza en el</text:p>
      <text:p text:style-name="Preformatted_20_Text"><text:s text:c="40"/>arranque</text:p>
      <text:p text:style-name="Preformatted_20_Text"/>
      <text:p text:style-name="Preformatted_20_Text">el fichero de configuracion:</text:p>
      <text:p text:style-name="Preformatted_20_Text"/>
      <text:p text:style-name="Preformatted_20_Text"><text:s text:c="8"/>systemctl cat cron.service</text:p>
      <text:p text:style-name="Preformatted_20_Text"/>
      <text:p text:style-name="Preformatted_20_Text"># /lib/systemd/system/cron.service</text:p>
      <text:p text:style-name="Preformatted_20_Text">[Unit]</text:p>
      <text:p text:style-name="Preformatted_20_Text">Description=Regular background program processing daemon</text:p>
      <text:p text:style-name="Preformatted_20_Text">Documentation=man:cron(8)</text:p>
      <text:p text:style-name="Preformatted_20_Text"/>
      <text:p text:style-name="Preformatted_20_Text">[Service]</text:p>
      <text:p text:style-name="Preformatted_20_Text">EnvironmentFile=-/etc/default/cron &lt;-------- fichero de configuracion</text:p>
      <text:p text:style-name="Preformatted_20_Text"><text:s text:c="40"/>de variables de entorno del demonio</text:p>
      <text:p text:style-name="Preformatted_20_Text">ExecStart=/usr/sbin/cron -f $EXTRA_OPTS</text:p>
      <text:p text:style-name="Preformatted_20_Text">IgnoreSIGPIPE=false</text:p>
      <text:p text:style-name="Preformatted_20_Text">KillMode=process</text:p>
      <text:p text:style-name="Preformatted_20_Text"/>
      <text:p text:style-name="Preformatted_20_Text">[Install]</text:p>
      <text:p text:style-name="Preformatted_20_Text">WantedBy=multi-user.target</text:p>
      <text:p text:style-name="Preformatted_20_Text"/>
      <text:p text:style-name="Preformatted_20_Text"/>
      <text:p text:style-name="Preformatted_20_Text"/>
      <text:p text:style-name="Preformatted_20_Text">funcionamiento del demonio cron</text:p>
      <text:p text:style-name="Preformatted_20_Text">-------------------------------</text:p>
      <text:p text:style-name="Preformatted_20_Text">cada minuto testea en busca de tareas cron (tarea programada por cron)</text:p>
      <text:p text:style-name="Preformatted_20_Text">llamadas "crontabs" files(ficheros crontab): 1 fichero crontab contiene</text:p>
      <text:p text:style-name="Preformatted_20_Text"><text:s text:c="40"/>varias tareas programadas cron</text:p>
      <text:p text:style-name="Preformatted_20_Text"/>
      <text:p text:style-name="Preformatted_20_Text">hay dos tipos de crontabs:</text:p>
      <text:p text:style-name="Preformatted_20_Text"/>
      <text:p text:style-name="Preformatted_20_Text"><text:s text:c="8"/>- crontab del sistema &lt;---- /etc/crontab</text:p>
      <text:p text:style-name="Preformatted_20_Text"><text:s text:c="9"/>en ese fichero hay tareas programadas del sistema a las q solo</text:p>
      <text:p text:style-name="Preformatted_20_Text"><text:s text:c="8"/>tiene acceso el "root"</text:p>
      <text:p text:style-name="Preformatted_20_Text"/>
      <text:p text:style-name="Preformatted_20_Text">SHELL=/bin/sh</text:p>
      <text:p text:style-name="Preformatted_20_Text">PATH=/usr/local/sbin:/usr/local/bin:/sbin:/bin:/usr/sbin:/usr/bin</text:p>
      <text:p text:style-name="Preformatted_20_Text"/>
      <text:p text:style-name="Preformatted_20_Text"># m h dom mon dow user <text:s/>command</text:p>
      <text:p text:style-name="Preformatted_20_Text">17 * <text:s text:c="3"/>* * * <text:s text:c="2"/>root <text:s text:c="3"/>cd / &amp;&amp; run-parts --report /etc/cron.hourly</text:p>
      <text:p text:style-name="Preformatted_20_Text">25 6 <text:s text:c="3"/>* * * <text:s text:c="2"/>root <text:s text:c="3"/>test -x /usr/sbin/anacron || ( cd / &amp;&amp; run-parts --report /etc/cron.daily )</text:p>
      <text:p text:style-name="Preformatted_20_Text">47 6 <text:s text:c="3"/>* * 7 <text:s text:c="2"/>root <text:s text:c="3"/>test -x /usr/sbin/anacron || ( cd / &amp;&amp; run-parts --report /etc/cron.weekly )</text:p>
      <text:p text:style-name="Preformatted_20_Text">52 6 <text:s text:c="3"/>1 * * <text:s text:c="2"/>root <text:s text:c="3"/>test -x /usr/sbin/anacron || ( cd / &amp;&amp; run-parts --report /etc/cron.monthly )</text:p>
      <text:p text:style-name="Preformatted_20_Text">#</text:p>
      <text:p text:style-name="Preformatted_20_Text"/>
      <text:p text:style-name="Preformatted_20_Text"><text:s text:c="8"/>- crontabs de los usuarios: &lt;-----/var/spool/cron/crontabs</text:p>
      <text:p text:style-name="Preformatted_20_Text"><text:s text:c="43"/>\--&gt;_usuario_1</text:p>
      <text:p text:style-name="Preformatted_20_Text"><text:s text:c="47"/>_usuario_2</text:p>
      <text:p text:style-name="Preformatted_20_Text"><text:s text:c="48"/>...</text:p>
      <text:p text:style-name="Preformatted_20_Text"/>
      <text:p text:style-name="Preformatted_20_Text"><text:s text:c="8"/>por cada usuario se crea un fichero crontab con el nombre del usuario</text:p>
      <text:p text:style-name="Preformatted_20_Text"><text:s text:c="8"/>en el directorio /var/spool/cron/crontabs</text:p>
      <text:p text:style-name="Preformatted_20_Text"/>
      <text:p text:style-name="Preformatted_20_Text"><text:soft-page-break/><text:s text:c="16"/>para crear crontab usuario ---&gt; crontab -e</text:p>
      <text:p text:style-name="Preformatted_20_Text"><text:s text:c="16"/>para listar crontab usuaio ---&gt; crontab -l</text:p>
      <text:p text:style-name="Preformatted_20_Text"/>
      <text:p text:style-name="Preformatted_20_Text"/>
      <text:p text:style-name="Preformatted_20_Text">formato de cada tarea programada cron dentro de un crontab file</text:p>
      <text:p text:style-name="Preformatted_20_Text">----------------------------------------------------------------</text:p>
      <text:p text:style-name="Preformatted_20_Text">el formato de cada linea es:</text:p>
      <text:p text:style-name="Preformatted_20_Text"/>
      <text:p text:style-name="Preformatted_20_Text"><text:s text:c="5"/>programacion de la tarea <text:s text:c="6"/>usuario <text:s text:c="3"/>comando q ejecuta cron.service</text:p>
      <text:p text:style-name="Preformatted_20_Text"><text:s text:c="3"/>------------------------------- <text:s/>----- <text:s text:c="5"/>--------</text:p>
      <text:p text:style-name="Preformatted_20_Text"><text:s/># min horas diasMes Mes diaSemana <text:s text:c="2"/>user <text:s text:c="6"/>command</text:p>
      <text:p text:style-name="Preformatted_20_Text"/>
      <text:p text:style-name="Preformatted_20_Text"><text:s/>min=en que minuto o minutos quieres q se lanze la tarea</text:p>
      <text:p text:style-name="Preformatted_20_Text"><text:s text:c="5"/>(* en todos, admite rango 0 a 59 y valores individuales separados por ,</text:p>
      <text:p text:style-name="Preformatted_20_Text"><text:s text:c="5"/>y rangos con intervalos: <text:s/>inicio-final/intervalo:</text:p>
      <text:p text:style-name="Preformatted_20_Text"/>
      <text:p text:style-name="Preformatted_20_Text"><text:s text:c="8"/>0-30/3 </text:p>
      <text:p text:style-name="Preformatted_20_Text"/>
      <text:p text:style-name="Preformatted_20_Text"><text:s/>horas=en q hora quieres q se lanze la tarea (* cualquier hora, admite</text:p>
      <text:p text:style-name="Preformatted_20_Text"><text:s text:c="6"/>rangos de 0 a 23, valores individuales,...)</text:p>
      <text:p text:style-name="Preformatted_20_Text"/>
      <text:p text:style-name="Preformatted_20_Text"><text:s/>diasMes=en q dia del mes quieres q se ejecute la tarea (* cualquier dia del</text:p>
      <text:p text:style-name="Preformatted_20_Text"><text:s text:c="8"/>mes, admite valores de 1 a 31, con rangos,...)</text:p>
      <text:p text:style-name="Preformatted_20_Text"/>
      <text:p text:style-name="Preformatted_20_Text"><text:s/>Mes=en q mes quieres q se ejecute la tarea (* cualquier mes, admite valores</text:p>
      <text:p text:style-name="Preformatted_20_Text"><text:s text:c="8"/>de 1 a 12,...)</text:p>
      <text:p text:style-name="Preformatted_20_Text"/>
      <text:p text:style-name="Preformatted_20_Text"><text:s/>diaSemana=en q dia de la semana quieres q se ejecute la tarea (* cualquier</text:p>
      <text:p text:style-name="Preformatted_20_Text"><text:s text:c="8"/>dia de la semana, y admite valores 0 a 7, el 0 y el 7 es domingo</text:p>
      <text:p text:style-name="Preformatted_20_Text"/>
      <text:p text:style-name="Preformatted_20_Text"/>
      <text:p text:style-name="Preformatted_20_Text">ejs:</text:p>
      <text:p text:style-name="Preformatted_20_Text"/>
      <text:p text:style-name="Preformatted_20_Text"># min <text:s text:c="2"/>horas <text:s text:c="2"/>diasMes <text:s/>Mes diaSemana <text:s text:c="3"/>usuario <text:s text:c="2"/>comando</text:p>
      <text:p text:style-name="Preformatted_20_Text"/>
      <text:p text:style-name="Preformatted_20_Text"><text:s text:c="3"/>* <text:s text:c="4"/>*/2 <text:s text:c="2"/>1,15,30 <text:s text:c="2"/>*/3 <text:s text:c="3"/>1-5 <text:s text:c="12"/>.... <text:s text:c="3"/>....</text:p>
      <text:p text:style-name="Preformatted_20_Text"><text:s text:c="3"/>0,30 <text:s/>23 <text:s text:c="5"/>30 <text:s text:c="6"/>* <text:s text:c="5"/>Sun </text:p>
      <text:p text:style-name="Preformatted_20_Text"><text:s text:c="3"/>5 <text:s text:c="4"/>16-20 <text:s text:c="2"/>* <text:s text:c="7"/>* <text:s text:c="4"/>Mon,Fri</text:p>
      <text:p text:style-name="Preformatted_20_Text"/>
      <text:p text:style-name="Preformatted_20_Text"/>
      <text:p text:style-name="Preformatted_20_Text">ANACRON - complemento de CRON</text:p>
      <text:p text:style-name="Preformatted_20_Text">-----------------------------</text:p>
      <text:p text:style-name="Preformatted_20_Text">anacron es un ejecutable q cuando se le invoca lo q hace es mirar su</text:p>
      <text:p text:style-name="Preformatted_20_Text">fichero de tareas "anacron-crontab"(anacrontab) y ejecutarlas una a una</text:p>
      <text:p text:style-name="Preformatted_20_Text">en funcion de su programacion. La diferencia con CRON es q no hace falta q</text:p>
      <text:p text:style-name="Preformatted_20_Text">este en funcionamiento las 24h del dia como el demonio de cron</text:p>
      <text:p text:style-name="Preformatted_20_Text"/>
      <text:p text:style-name="Preformatted_20_Text">ANACRON tb ejecuta tareas programadas pero solo las ejecuta diriamente,</text:p>
      <text:p text:style-name="Preformatted_20_Text">semanalmente o mensualemente</text:p>
      <text:p text:style-name="Preformatted_20_Text"/>
      <text:p text:style-name="Preformatted_20_Text"><text:s/>el fichero de tareas anacron ---&gt; /etc/anacrontab</text:p>
      <text:p text:style-name="Preformatted_20_Text">cada linea del fichero define una tarea ANACRON (excepto las q definen</text:p>
      <text:p text:style-name="Preformatted_20_Text">variables de entorno para las tareas)</text:p>
      <text:p text:style-name="Preformatted_20_Text"/>
      <text:p text:style-name="Preformatted_20_Text"><text:s text:c="8"/>funcionamiento:</text:p>
      <text:p text:style-name="Preformatted_20_Text"/>
      <text:p text:style-name="Preformatted_20_Text"><text:s/>cuando se lanza el ---------&gt; consulta un fichero de fechas definido</text:p>
      <text:p text:style-name="Preformatted_20_Text"><text:s/>ejecutable (o se despierta <text:s text:c="3"/>para cada tarea anacron, q estan en </text:p>
      <text:p text:style-name="Preformatted_20_Text"><text:s/>el demonio: anacron.service <text:s text:c="2"/>/var/spool/anacron/</text:p>
      <text:p text:style-name="Preformatted_20_Text"><text:s/>una vez al dia)</text:p>
      <text:p text:style-name="Preformatted_20_Text"><text:s text:c="32"/>- si existe el fichero de fechas para esa</text:p>
      <text:p text:style-name="Preformatted_20_Text"><text:s text:c="24"/>tarea, consulta la fecha de su interior y mira</text:p>
      <text:p text:style-name="Preformatted_20_Text"><text:s text:c="24"/>si es mas antigua q la programacion q tiene la </text:p>
      <text:p text:style-name="Preformatted_20_Text"><text:s text:c="24"/>tarea en (dias,semanas,meses) en columna periodo</text:p>
      <text:p text:style-name="Preformatted_20_Text"><text:soft-page-break/></text:p>
      <text:p text:style-name="Preformatted_20_Text"><text:s text:c="24"/>ej: tarea: <text:s/>cron.daily ---&gt;/var/spool/anacron/cron.daily</text:p>
      <text:p text:style-name="Preformatted_20_Text"><text:s text:c="51"/>---------------------------- </text:p>
      <text:p text:style-name="Preformatted_20_Text"><text:s text:c="56"/>contenido: 20200211</text:p>
      <text:p text:style-name="Preformatted_20_Text"><text:s text:c="24"/>anacron lanzo esta tarea la ultima vez el 11-2-2020</text:p>
      <text:p text:style-name="Preformatted_20_Text"><text:s text:c="24"/>como la tarea se ejecuta con un periodo: 1dia, si</text:p>
      <text:p text:style-name="Preformatted_20_Text"><text:s text:c="24"/>la fecha de hoy es: 11-2-2020 pues no se ejecutaria</text:p>
      <text:p text:style-name="Preformatted_20_Text"><text:s text:c="24"/>si fuese anterior, si se ejecutaria.</text:p>
      <text:p text:style-name="Preformatted_20_Text"/>
      <text:p text:style-name="Preformatted_20_Text"><text:s text:c="24"/>si se tiene q ejecutar deja pasar un retraso de 5min</text:p>
      <text:p text:style-name="Preformatted_20_Text"><text:s text:c="24"/>(valor de la columna retraso para la tarea)</text:p>
      <text:p text:style-name="Preformatted_20_Text"/>
      <text:p text:style-name="Preformatted_20_Text"><text:s text:c="24"/>- si no existiese el fichero de fechas para esa tarea</text:p>
      <text:p text:style-name="Preformatted_20_Text"><text:s text:c="24"/>la ejecuta de forma inmediata y crea el fichero de </text:p>
      <text:p text:style-name="Preformatted_20_Text"><text:s text:c="24"/>fechas para la misma</text:p>
      <text:p text:style-name="Preformatted_20_Text"/>
      <text:p text:style-name="Preformatted_20_Text">------------------- fichero de tareas anacron: /etc/anacrontab --------</text:p>
      <text:p text:style-name="Preformatted_20_Text">SHELL=/bin/sh</text:p>
      <text:p text:style-name="Preformatted_20_Text">PATH=/usr/local/sbin:/usr/local/bin:/sbin:/bin:/usr/sbin:/usr/bin</text:p>
      <text:p text:style-name="Preformatted_20_Text">HOME=/root</text:p>
      <text:p text:style-name="Preformatted_20_Text">LOGNAME=root</text:p>
      <text:p text:style-name="Preformatted_20_Text"/>
      <text:p text:style-name="Preformatted_20_Text">#periodo retraso <text:s/>id-tarea <text:s text:c="5"/>comando</text:p>
      <text:p text:style-name="Preformatted_20_Text">1 <text:s text:c="8"/>5 <text:s text:c="5"/>cron.daily <text:s text:c="4"/>run-parts --report /etc/cron.daily</text:p>
      <text:p text:style-name="Preformatted_20_Text">7 <text:s text:c="8"/>10 <text:s text:c="3"/>cron.weekly <text:s text:c="4"/>run-parts --report /etc/cron.weekly</text:p>
      <text:p text:style-name="Preformatted_20_Text">@monthly <text:s/>15 <text:s text:c="3"/>cron.monthly <text:s text:c="3"/>run-parts --report /etc/cron.monthly</text:p>
      <text:p text:style-name="Preformatted_20_Text">3 <text:s text:c="8"/>30 <text:s text:c="3"/>backupDocum <text:s text:c="4"/>/bin/bash /home/neo/crearBackup.sh</text:p>
      <text:p text:style-name="Preformatted_20_Text"/>
      <text:p text:style-name="Preformatted_20_Text">(el formato de las tareas anacron ---&gt; man anacrontab)</text:p>
      <text:p text:style-name="Preformatted_20_Text"/>
      <text:p text:style-name="Preformatted_20_Text"><text:s/>----------------------------------------------------------------------</text:p>
      <text:p text:style-name="Preformatted_20_Text"/>
      <text:p text:style-name="Preformatted_20_Text"><text:s/>puedes forzar la ejecucion de las tareas anacron mediante linea de comandos</text:p>
      <text:p text:style-name="Preformatted_20_Text">como root: (ver opciones: man anacron)</text:p>
      <text:p text:style-name="Preformatted_20_Text"/>
      <text:p text:style-name="Preformatted_20_Text"><text:s text:c="16"/>anacron -f -u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13:19.035726533</meta:creation-date>
    <dc:date>2020-02-11T20:13:56.337964117</dc:date>
    <meta:editing-duration>PT39S</meta:editing-duration>
    <meta:editing-cycles>1</meta:editing-cycles>
    <meta:document-statistic meta:table-count="0" meta:image-count="0" meta:object-count="0" meta:page-count="4" meta:paragraph-count="117" meta:word-count="763" meta:character-count="6179" meta:non-whitespace-character-count="4405"/>
    <meta:generator>LibreOffice/6.1.5.2$Linux_X86_64 LibreOffice_project/10$Build-2</meta:generator>
  </office:meta>
</office:document-meta>
</file>